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00000008B2458FE6B00E123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svg:stroke-width="0.053cm" svg:stroke-color="#72bf44" draw:marker-start-width="0.279cm" draw:marker-end-width="0.279cm" draw:fill="solid" draw:fill-color="#72bf44" draw:opacity="10%" draw:textarea-horizontal-align="justify" draw:textarea-vertical-align="middle" draw:auto-grow-height="false" fo:min-height="1.4cm" fo:min-width="1.2cm" fo:padding-top="0.026cm" fo:padding-bottom="0.026cm" fo:padding-left="0.026cm" fo:padding-right="0.026cm" draw:shadow-opacity="10%"/>
    </style:style>
    <style:style style:name="gr3" style:family="graphic" style:parent-style-name="standard">
      <style:graphic-properties svg:stroke-width="0.053cm" draw:marker-start-width="0.279cm" draw:marker-end-width="0.279cm" draw:fill="solid" draw:fill-color="#729fcf" draw:opacity="10%" draw:textarea-horizontal-align="justify" draw:textarea-vertical-align="middle" draw:auto-grow-height="false" fo:min-height="1.4cm" fo:min-width="1.2cm" fo:padding-top="0.026cm" fo:padding-bottom="0.026cm" fo:padding-left="0.026cm" fo:padding-right="0.026cm" draw:shadow-opacity="10%"/>
    </style:style>
    <style:style style:name="gr4" style:family="graphic" style:parent-style-name="standard">
      <style:graphic-properties svg:stroke-width="0.053cm" svg:stroke-color="#a3238e" draw:marker-start-width="0.279cm" draw:marker-end-width="0.279cm" draw:fill="solid" draw:fill-color="#a3238e" draw:opacity="10%" draw:textarea-horizontal-align="justify" draw:textarea-vertical-align="middle" draw:auto-grow-height="false" fo:min-height="1.4cm" fo:min-width="1.2cm" fo:padding-top="0.026cm" fo:padding-bottom="0.026cm" fo:padding-left="0.026cm" fo:padding-right="0.026cm" draw:shadow-opacity="10%"/>
    </style:style>
    <style:style style:name="gr5" style:family="graphic" style:parent-style-name="standard">
      <style:graphic-properties svg:stroke-width="0.053cm" svg:stroke-color="#72bf44" draw:marker-start-width="0.279cm" draw:marker-end-width="0.279cm" draw:fill="solid" draw:fill-color="#72bf44" draw:opacity="10%" draw:textarea-horizontal-align="justify" draw:textarea-vertical-align="middle" draw:auto-grow-height="false" fo:min-height="1.49cm" fo:min-width="2.448cm" fo:padding-top="0.026cm" fo:padding-bottom="0.026cm" fo:padding-left="0.026cm" fo:padding-right="0.026cm" draw:shadow-opacity="10%"/>
    </style:style>
    <style:style style:name="gr6" style:family="graphic" style:parent-style-name="standard">
      <style:graphic-properties svg:stroke-width="0.053cm" draw:marker-start-width="0.279cm" draw:marker-end-width="0.279cm" draw:fill="solid" draw:fill-color="#729fcf" draw:opacity="10%" draw:textarea-horizontal-align="justify" draw:textarea-vertical-align="middle" draw:auto-grow-height="false" fo:min-height="1.448cm" fo:min-width="2.148cm" fo:padding-top="0.026cm" fo:padding-bottom="0.026cm" fo:padding-left="0.026cm" fo:padding-right="0.026cm" draw:shadow-opacity="10%"/>
    </style:style>
    <style:style style:name="gr7" style:family="graphic" style:parent-style-name="objectwithoutfill">
      <style:graphic-properties svg:stroke-width="0.053cm" svg:stroke-color="#72bf44" draw:marker-start="Arrow" draw:marker-start-width="0.379cm" draw:marker-end="Arrow" draw:marker-end-width="0.379cm" draw:fill="none" draw:fill-color="#729fcf" draw:opacity="10%" draw:textarea-horizontal-align="center" draw:textarea-vertical-align="bottom" fo:padding-top="0.026cm" fo:padding-bottom="0.026cm" fo:padding-left="0.026cm" fo:padding-right="0.026cm" draw:shadow-opacity="10%"/>
    </style:style>
    <style:style style:name="gr8" style:family="graphic" style:parent-style-name="objectwithoutfill">
      <style:graphic-properties svg:stroke-width="0.053cm" svg:stroke-color="#0066b3" draw:marker-start="Arrow" draw:marker-start-width="0.379cm" draw:marker-end="Arrow" draw:marker-end-width="0.379cm" draw:fill="none" draw:fill-color="#729fcf" draw:opacity="10%" draw:textarea-horizontal-align="center" draw:textarea-vertical-align="top" fo:padding-top="0.026cm" fo:padding-bottom="0.026cm" fo:padding-left="0.026cm" fo:padding-right="0.026cm" draw:shadow-opacity="10%"/>
    </style:style>
    <style:style style:name="gr9" style:family="graphic" style:parent-style-name="objectwithoutfill">
      <style:graphic-properties svg:stroke-width="0.053cm" svg:stroke-color="#a3238e" draw:marker-start="Arrow" draw:marker-start-width="0.279cm" draw:marker-end="" draw:marker-end-width="0.379cm" draw:fill="none" draw:fill-color="#729fcf" draw:opacity="10%" draw:textarea-horizontal-align="center" draw:textarea-vertical-align="top" fo:padding-top="0.026cm" fo:padding-bottom="0.026cm" fo:padding-left="0.026cm" fo:padding-right="0.026cm" draw:shadow-opacity="10%"/>
    </style:style>
    <style:style style:name="gr10" style:family="graphic" style:parent-style-name="standard">
      <style:graphic-properties svg:stroke-color="#a3238e" svg:stroke-opacity="0%" draw:fill="none" draw:fill-color="#a3238e" draw:opacity="10%" draw:textarea-horizontal-align="justify" draw:textarea-vertical-align="middle" draw:auto-grow-height="false" fo:min-height="1cm" fo:min-width="2.8cm" draw:shadow-opacity="10%"/>
    </style:style>
    <style:style style:name="P1" style:family="paragraph">
      <loext:graphic-properties draw:fill="none"/>
    </style:style>
    <style:style style:name="P2" style:family="paragraph">
      <loext:graphic-properties draw:fill="solid" draw:fill-color="#72bf44" draw:opacity="10%"/>
      <style:paragraph-properties fo:text-align="center"/>
    </style:style>
    <style:style style:name="P3" style:family="paragraph">
      <loext:graphic-properties draw:fill="solid" draw:fill-color="#729fcf" draw:opacity="10%"/>
      <style:paragraph-properties fo:text-align="center"/>
    </style:style>
    <style:style style:name="P4" style:family="paragraph">
      <loext:graphic-properties draw:fill="solid" draw:fill-color="#a3238e" draw:opacity="10%"/>
      <style:paragraph-properties fo:text-align="center"/>
    </style:style>
    <style:style style:name="P5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729fcf" draw:opacity="10%"/>
      <style:paragraph-properties fo:margin-top="0cm" fo:margin-bottom="0cm"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729fcf" draw:opacity="10%"/>
      <style:paragraph-properties fo:text-align="end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a3238e" draw:opacity="10%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222cm" svg:height="3.922cm" svg:x="0cm" svg:y="0cm">
          <draw:image xlink:href="Pictures/10000201000002F00000008B2458FE6B00E12363.png" xlink:type="simple" xlink:show="embed" xlink:actuate="onLoad">
            <text:p/>
          </draw:image>
        </draw:frame>
        <draw:custom-shape draw:style-name="gr2" draw:text-style-name="P2" xml:id="id1" draw:id="id1" draw:layer="layout" svg:width="1.2cm" svg:height="1.4cm" svg:x="0.7cm" svg:y="2.0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2cm" svg:height="1.4cm" svg:x="1.925cm" svg:y="2.0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cm" svg:height="1.4cm" svg:x="3.1cm" svg:y="2.0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2.5cm" svg:height="1.542cm" svg:x="5.4cm" svg:y="1.9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2.2cm" svg:height="1.5cm" svg:x="8.1cm" svg:y="1.958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1.073cm" svg:x1="1.3cm" svg:y1="3.417cm" svg:x2="6.65cm" svg:y2="3.5cm" draw:start-shape="id1" draw:start-glue-point="2" draw:end-shape="id2" svg:d="M1300 3417v1683h5350v-1600" svg:viewBox="0 0 5351 1684">
          <text:p text:style-name="P5"><text:span text:style-name="T1">Les permissions </text:span></text:p>
          <text:p text:style-name="P5"><text:span text:style-name="T1">du propriétaire</text:span></text:p>
        </draw:connector>
        <draw:connector draw:style-name="gr8" draw:text-style-name="P6" draw:layer="layout" draw:line-skew="-2.631cm" svg:x1="2.525cm" svg:y1="2.017cm" svg:x2="9.2cm" svg:y2="1.958cm" draw:start-shape="id3" draw:start-glue-point="0" draw:end-shape="id4" draw:end-glue-point="0" svg:d="M2525 2017v-3217h6675v3158" svg:viewBox="0 0 6676 3218">
          <text:p text:style-name="P5">Les permissions </text:p>
          <text:p text:style-name="P5">du groupe</text:p>
        </draw:connector>
        <draw:connector draw:style-name="gr7" draw:text-style-name="P6" draw:layer="layout" draw:line-skew="1.073cm" svg:x1="1.3cm" svg:y1="3.431cm" svg:x2="6.65cm" svg:y2="3.514cm" svg:d="M1300 3431v1683h5350v-1600" svg:viewBox="0 0 5351 1684">
          <text:p text:style-name="P5"><text:span text:style-name="T1">Les permissions </text:span></text:p>
          <text:p text:style-name="P5"><text:span text:style-name="T1">du propriétaire</text:span></text:p>
        </draw:connector>
        <draw:line draw:style-name="gr9" draw:text-style-name="P7" draw:layer="layout" svg:x1="4.3cm" svg:y1="3.4cm" svg:x2="12.7cm" svg:y2="4.6cm">
          <text:p><text:span text:style-name="T1"/></text:p>
        </draw:line>
        <draw:custom-shape draw:style-name="gr10" draw:text-style-name="P9" draw:layer="layout" svg:width="2.8cm" svg:height="1cm" svg:x="11.5cm" svg:y="4.3cm">
          <text:p text:style-name="P8"><text:span text:style-name="T1">Les </text:span><text:span text:style-name="T1">perm</text:span><text:span text:style-name="T1">issio</text:span><text:span text:style-name="T1">ns </text:span><text:span text:style-name="T1">pour </text:span><text:span text:style-name="T1">tous </text:span><text:span text:style-name="T1">les </text:span><text:span text:style-name="T1">« aut</text:span><text:span text:style-name="T1">res »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0cm" fo:margin-right="0cm" fo:page-width="21.223cm" fo:page-height="3.9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07T09:43:50.538454432</dc:date>
    <meta:editing-duration>PT8M37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